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svg:stroke-color="#000000" draw:fill="none" draw:fill-color="#ffffff" fo:min-height="3.85cm"/>
    </style:style>
    <style:style style:name="gr6" style:family="graphic" style:parent-style-name="standard">
      <style:graphic-properties draw:stroke="none" svg:stroke-color="#000000" draw:fill="none" draw:fill-color="#ffffff" fo:min-height="3.777cm"/>
    </style:style>
    <style:style style:name="gr7" style:family="graphic" style:parent-style-name="standard">
      <style:graphic-properties draw:stroke="none" svg:stroke-color="#000000" draw:fill="none" draw:fill-color="#ffffff" fo:min-height="1.889cm"/>
    </style:style>
    <style:style style:name="gr8" style:family="graphic" style:parent-style-name="standard">
      <style:graphic-properties draw:stroke="none" svg:stroke-color="#000000" draw:fill="none" draw:fill-color="#ffffff" fo:min-height="1.389cm"/>
    </style:style>
    <style:style style:name="gr9" style:family="graphic" style:parent-style-name="standard">
      <style:graphic-properties draw:stroke="dash" draw:stroke-dash="Fine_20_Dotted" svg:stroke-width="0.1cm" svg:stroke-color="#000000" draw:marker-start="Extrémités_20_de_20_ligne_20_1" draw:marker-start-width="0.45cm" draw:marker-end="Extrémités_20_de_20_ligne_20_1" draw:marker-end-width="0.4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draw:type="lines" svg:x1="5cm" svg:y1="4.8cm" svg:x2="13.4cm" svg:y2="4.8cm" draw:start-shape="id1" draw:start-glue-point="1" draw:end-shape="id2" draw:end-glue-point="3" svg:d="M5000 4800h500 7400 500">
          <text:p text:style-name="P1"><text:span text:style-name="T1">manage.param()</text:span></text:p>
          <text:p text:style-name="P1"><text:span text:style-name="T1"/></text:p>
        </draw:connector>
        <draw:frame draw:style-name="gr2" draw:text-style-name="P3" xml:id="id1" draw:id="id1" draw:layer="layout" svg:width="4.4cm" svg:height="4cm" svg:x="0.6cm" svg:y="2.8cm">
          <draw:text-box>
            <text:p text:style-name="P1"><text:span text:style-name="T2"/></text:p>
            <text:p text:style-name="P1"><text:span text:style-name="T2">start</text:span></text:p>
            <text:p text:style-name="P1"><text:span text:style-name="T2">fix.arg</text:span></text:p>
          </draw:text-box>
        </draw:frame>
        <draw:frame draw:style-name="gr2" draw:text-style-name="P3" xml:id="id2" draw:id="id2" draw:layer="layout" svg:width="5.3cm" svg:height="4cm" svg:x="13.4cm" svg:y="2.8cm">
          <draw:text-box>
            <text:p text:style-name="P1"><text:span text:style-name="T2"/></text:p>
            <text:p text:style-name="P1"><text:span text:style-name="T2">Two named </text:span></text:p>
            <text:p text:style-name="P1"><text:span text:style-name="T2">list</text:span></text:p>
          </draw:text-box>
        </draw:frame>
        <draw:connector draw:style-name="gr3" draw:text-style-name="P1" draw:layer="layout" svg:x1="5cm" svg:y1="4.8cm" svg:x2="9.3cm" svg:y2="7cm" draw:start-shape="id1" draw:start-glue-point="1" draw:end-shape="id3" draw:end-glue-point="3" svg:d="M5000 4800h2150v2200h2150">
          <text:p/>
        </draw:connector>
        <draw:frame draw:style-name="gr4" draw:text-style-name="P3" xml:id="id3" draw:id="id3" draw:layer="layout" svg:width="3.6cm" svg:height="1.6cm" svg:x="9.3cm" svg:y="6.2cm">
          <draw:text-box>
            <text:p text:style-name="P1"><text:span text:style-name="T2">errors</text:span></text:p>
          </draw:text-box>
        </draw:frame>
        <draw:connector draw:style-name="gr1" draw:text-style-name="P2" draw:layer="layout" draw:type="lines" svg:x1="18.7cm" svg:y1="4.8cm" svg:x2="25.797cm" svg:y2="4.829cm" draw:start-shape="id2" draw:start-glue-point="1" svg:d="M18700 4800h500l6597 29">
          <text:p text:style-name="P1"><text:span text:style-name="T1">checkparamlist()</text:span></text:p>
          <text:p text:style-name="P1"><text:span text:style-name="T1"/></text:p>
        </draw:connector>
        <draw:frame draw:style-name="gr5" draw:text-style-name="P3" xml:id="id4" draw:id="id4" draw:layer="layout" svg:width="5.9cm" svg:height="4.1cm" svg:x="26cm" svg:y="2.7cm">
          <draw:text-box>
            <text:p text:style-name="P1"><text:span text:style-name="T2"/></text:p>
            <text:p text:style-name="P1"><text:span text:style-name="T2">Two named </text:span></text:p>
            <text:p text:style-name="P1"><text:span text:style-name="T2">list</text:span></text:p>
          </draw:text-box>
        </draw:frame>
        <draw:connector draw:style-name="gr3" draw:text-style-name="P1" draw:layer="layout" svg:x1="18.7cm" svg:y1="4.8cm" svg:x2="22.821cm" svg:y2="6.879cm" draw:start-shape="id2" draw:start-glue-point="1" svg:d="M18700 4800h2311v2079h1810">
          <text:p/>
        </draw:connector>
        <draw:frame draw:style-name="gr6" draw:text-style-name="P3" draw:layer="layout" svg:width="4.8cm" svg:height="4.027cm" svg:x="22.8cm" svg:y="6.2cm">
          <draw:text-box>
            <text:p text:style-name="P1"><text:span text:style-name="T2">errors or warnings</text:span></text:p>
          </draw:text-box>
        </draw:frame>
        <draw:connector draw:style-name="gr1" draw:text-style-name="P2" draw:layer="layout" draw:type="line" svg:x1="31.9cm" svg:y1="4.75cm" svg:x2="36.513cm" svg:y2="4.763cm" draw:start-shape="id4" draw:start-glue-point="1" svg:d="M31900 4750l4613 13">
          <text:p text:style-name="P1"><text:span text:style-name="T1">testdpq()</text:span></text:p>
          <text:p text:style-name="P1"><text:span text:style-name="T1"/></text:p>
        </draw:connector>
        <draw:connector draw:style-name="gr3" draw:text-style-name="P1" draw:layer="layout" svg:x1="31.9cm" svg:y1="4.75cm" svg:x2="35.984cm" svg:y2="6.681cm" draw:start-shape="id4" draw:start-glue-point="1" svg:d="M31900 4750h2292v1931h1792">
          <text:p/>
        </draw:connector>
        <draw:frame draw:style-name="gr7" draw:text-style-name="P3" draw:layer="layout" svg:width="4.2cm" svg:height="2.139cm" svg:x="36cm" svg:y="5.9cm">
          <draw:text-box>
            <text:p text:style-name="P1"><text:span text:style-name="T2">warnings</text:span></text:p>
          </draw:text-box>
        </draw:frame>
        <draw:frame draw:style-name="gr8" draw:text-style-name="P3" draw:layer="layout" svg:width="4.6cm" svg:height="1.639cm" svg:x="36.4cm" svg:y="4.1cm">
          <draw:text-box>
            <text:p text:style-name="P1"><text:span text:style-name="T2">OK=TRUE</text:span></text:p>
          </draw:text-box>
        </draw:frame>
        <draw:line draw:style-name="gr9" draw:text-style-name="P4" draw:layer="layout" svg:x1="1.6cm" svg:y1="2.5cm" svg:x2="40cm" svg:y2="2.6cm">
          <text:p text:style-name="P1"><text:span text:style-name="T3">In fitdist() and fitdistcens()</text:span></text:p>
          <text:p text:style-name="P1"><text:span text:style-name="T3"/></text:p>
        </draw:line>
        <draw:line draw:style-name="gr9" draw:text-style-name="P4" draw:layer="layout" svg:x1="1.6cm" svg:y1="10cm" svg:x2="25.9cm" svg:y2="9.9cm">
          <text:p text:style-name="P1"><text:span text:style-name="T3">In mledist(), mmedist(), qmedist() and mgedist()</text:span></text:p>
          <text:p text:style-name="P1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Extrémités_20_de_20_ligne_20_1" draw:display-name="Extrémités de ligne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 D</meta:initial-creator>
    <meta:creation-date>2018-06-04T22:46:23</meta:creation-date>
    <dc:date>2018-07-26T07:51:15</dc:date>
    <dc:creator>C D</dc:creator>
    <meta:editing-duration>PT22M11S</meta:editing-duration>
    <meta:editing-cycles>5</meta:editing-cycles>
    <meta:generator>OpenOffice/4.1.3$Unix OpenOffice.org_project/413m1$Build-9783</meta:generator>
    <meta:document-statistic meta:object-count="15"/>
  </office:meta>
</office:document-meta>
</file>